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ny">
      <style:text-properties fo:color="#000000" fo:font-size="12pt" fo:language="pl" fo:country="PL" style:font-name-asian="Times New Roman" style:font-size-asian="12pt" style:language-asian="pl" style:country-asian="PL" style:font-name-complex="Calibri" style:font-size-complex="12pt"/>
    </style:style>
    <style:style style:name="P2" style:family="paragraph" style:parent-style-name="Normalny">
      <style:text-properties fo:font-size="12pt" fo:language="pl" fo:country="PL" fo:font-weight="bold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P3" style:family="paragraph" style:parent-style-name="Normalny">
      <style:text-properties fo:font-size="12pt" fo:language="pl" fo:country="PL" style:font-name-asian="Times New Roman" style:font-size-asian="12pt" style:language-asian="pl" style:country-asian="PL" style:font-name-complex="Calibri" style:font-size-complex="12pt"/>
    </style:style>
    <style:style style:name="P4" style:family="paragraph" style:parent-style-name="Normalny" style:master-page-name="MP0">
      <style:paragraph-properties fo:text-align="center" style:justify-single-word="false" style:page-number="auto" fo:break-befor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T1" style:family="text">
      <style:text-properties fo:font-size="12pt" fo:language="pl" fo:country="PL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pl" fo:country="PL" fo:font-weight="bold" style:font-name-asian="Times New Roman" style:font-size-asian="12pt" style:language-asian="pl" style:country-asian="PL" style:font-weight-asian="bold" style:font-name-complex="Calibri" style:font-size-complex="12pt"/>
    </style:style>
    <style:style style:name="T3" style:family="text">
      <style:text-properties fo:font-size="12pt" fo:language="pl" fo:country="PL" fo:font-weight="bold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T4" style:family="text">
      <style:text-properties fo:font-size="12pt" fo:language="pl" fo:country="PL" style:font-size-asian="12pt" style:font-size-complex="12pt"/>
    </style:style>
    <style:style style:name="T5" style:family="text">
      <style:text-properties fo:font-size="12pt" fo:language="pl" fo:country="PL" style:font-name-asian="Times New Roman" style:font-size-asian="12pt" style:language-asian="pl" style:country-asian="PL" style:font-name-complex="Calibri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name-asian="Times New Roman" style:font-size-asian="12pt" style:language-asian="pl" style:country-asian="PL" style:font-weight-asian="bold" style:font-name-complex="Calibri" style:font-size-complex="12pt"/>
    </style:style>
    <style:style style:name="T9" style:family="text">
      <style:text-properties fo:font-size="12pt" fo:font-weight="bold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T10" style:family="text">
      <style:text-properties fo:font-size="12pt" style:font-name-asian="Times New Roman" style:font-size-asian="12pt" style:language-asian="pl" style:country-asian="PL" style:font-name-complex="Calibri" style:font-size-complex="12pt"/>
    </style:style>
    <style:style style:name="T11" style:family="text">
      <style:text-properties fo:color="#000000" fo:font-size="12pt" fo:language="pl" fo:country="PL" fo:background-color="#ffffff" loext:char-shading-value="0" style:font-name-asian="Times New Roman" style:font-size-asian="12pt" style:language-asian="pl" style:country-asian="PL" style:font-name-complex="Calibri" style:font-size-complex="12pt"/>
    </style:style>
    <style:style style:name="T12" style:family="text">
      <style:text-properties fo:color="#000000" fo:font-size="12pt" fo:language="pl" fo:country="PL" style:font-name-asian="Times New Roman" style:font-size-asian="12pt" style:language-asian="pl" style:country-asian="PL" style:font-name-complex="Calibri" style:font-size-complex="12pt"/>
    </style:style>
    <style:style style:name="T13" style:family="text">
      <style:text-properties fo:color="#000000" fo:font-size="12pt" fo:language="pl" fo:country="PL" style:font-name-asian="Times New Roman" style:font-size-asian="12pt" style:language-asian="pl" style:country-asian="PL" style:font-name-complex="Calibri" style:font-size-complex="12pt" style:font-weight-complex="bold"/>
    </style:style>
    <style:style style:name="T14" style:family="text">
      <style:text-properties fo:color="#000000" fo:font-size="12pt" fo:language="pl" fo:country="PL" fo:font-weight="bold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T15" style:family="text">
      <style:text-properties fo:color="#000000" fo:font-size="12pt" fo:background-color="#ffffff" loext:char-shading-value="0" style:font-name-asian="Times New Roman" style:font-size-asian="12pt" style:language-asian="pl" style:country-asian="PL" style:font-name-complex="Calibri" style:font-size-complex="12pt"/>
    </style:style>
    <style:style style:name="T16" style:family="text">
      <style:text-properties fo:color="#000000" fo:font-size="12pt" style:font-name-asian="Times New Roman" style:font-size-asian="12pt" style:language-asian="pl" style:country-asian="PL" style:font-name-complex="Calibri" style:font-size-complex="12pt"/>
    </style:style>
    <style:style style:name="T17" style:family="text">
      <style:text-properties fo:color="#000000" fo:font-size="12pt" style:font-name-asian="Times New Roman" style:font-size-asian="12pt" style:language-asian="pl" style:country-asian="PL" style:font-name-complex="Calibri" style:font-size-complex="12pt" style:font-weight-complex="bold"/>
    </style:style>
    <style:style style:name="T18" style:family="text">
      <style:text-properties fo:color="#000000" fo:font-size="12pt" fo:font-weight="bold" style:font-name-asian="Times New Roman" style:font-size-asian="12pt" style:language-asian="pl" style:country-asian="PL" style:font-weight-asian="bold" style:font-name-complex="Calibri" style:font-size-complex="12pt" style:font-weight-complex="bold"/>
    </style:style>
    <style:style style:name="T19" style:family="text">
      <style:text-properties style:font-name="Times New Roman" fo:font-size="12pt" fo:language="pl" fo:country="PL" style:font-name-asian="Times New Roman" style:font-size-asian="12pt" style:language-asian="pl" style:country-asian="PL" style:font-size-complex="12pt"/>
    </style:style>
    <style:style style:name="T20" style:family="text">
      <style:text-properties style:font-name="Times New Roman" fo:font-size="12pt" style:font-name-asian="Times New Roman" style:font-size-asian="12pt" style:language-asian="pl" style:country-asian="PL" style:font-size-complex="12pt"/>
    </style:style>
    <style:style style:name="T21" style:family="text">
      <style:text-properties fo:language="pl" fo:country="P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nitory</text:p>
      <text:p text:style-name="Normalny"><text:span text:style-name="Domyślna_20_czcionka_20_akapitu"><text:span text:style-name="T1">Treść zadania:</text:span></text:span><text:span text:style-name="Domyślna_20_czcionka_20_akapitu"><text:span text:style-name="T4"><text:line-break/></text:span></text:span><text:span text:style-name="Domyślna_20_czcionka_20_akapitu"><text:span text:style-name="T11">Mamy bufor FIFO na liczby całkowite.<text:line-break/></text:span></text:span><text:span text:style-name="Domyślna_20_czcionka_20_akapitu"><text:span text:style-name="T12">Procesy A1 generują kolejne liczby parzyste modulo 100, jeżeli w buforze jest mniej niż 10 liczb parzystych.</text:span></text:span><text:span text:style-name="Domyślna_20_czcionka_20_akapitu"><text:span text:style-name="T19"><text:line-break/></text:span></text:span><text:span text:style-name="Domyślna_20_czcionka_20_akapitu"><text:span text:style-name="T12">Procesy A2 generują kolejne liczby nieparzyste modulo 100, jeżeli liczb parzystych w buforze jest więcej niż nieparzystych.</text:span></text:span><text:span text:style-name="Domyślna_20_czcionka_20_akapitu"><text:span text:style-name="T19"><text:line-break/></text:span></text:span><text:span text:style-name="Domyślna_20_czcionka_20_akapitu"><text:span text:style-name="T12">Procesy B1 zjadają liczby parzyste, pod warunkiem, że w bufor zawiera co najmniej 3 liczby.</text:span></text:span><text:span text:style-name="Domyślna_20_czcionka_20_akapitu"><text:span text:style-name="T19"><text:line-break/></text:span></text:span><text:span text:style-name="Domyślna_20_czcionka_20_akapitu"><text:span text:style-name="T12">Procesy B2 zjadają liczby nieparzyste, pod warunkiem, że bufor zawiera co najmniej 7 liczb.</text:span></text:span><text:span text:style-name="Domyślna_20_czcionka_20_akapitu"><text:span text:style-name="T19"><text:line-break/></text:span></text:span><text:span text:style-name="Domyślna_20_czcionka_20_akapitu"><text:span text:style-name="T12">W systemie może być dowolna liczba procesów każdego z typów.</text:span></text:span><text:span text:style-name="Domyślna_20_czcionka_20_akapitu"><text:span text:style-name="T19"><text:line-break/></text:span></text:span><text:span text:style-name="Domyślna_20_czcionka_20_akapitu"><text:span text:style-name="T12">Zrealizuj ww. funkcjonalność przy pomocy monitorów.</text:span></text:span><text:span text:style-name="Domyślna_20_czcionka_20_akapitu"><text:span text:style-name="T19"><text:line-break/></text:span></text:span><text:span text:style-name="Domyślna_20_czcionka_20_akapitu"><text:span text:style-name="T12">Zakładamy, że bufor FIFO poza standardowym put i get ma tylko metodę umożliwiającą sprawdzenie liczby na wyjściu (bez wyjmowania) oraz posiada metody zliczające elementy parzyste i nieparzyste.</text:span></text:span></text:p>
      <text:p text:style-name="P1"/>
      <text:p text:style-name="Normalny"><text:span text:style-name="Domyślna_20_czcionka_20_akapitu"><text:span text:style-name="T14">Realizacja:<text:line-break/></text:span></text:span><text:span text:style-name="Domyślna_20_czcionka_20_akapitu"><text:span text:style-name="T13">Współbieżność realizujemy za pomocą wątków z biblioteki &lt;thread&gt;.</text:span></text:span><text:span text:style-name="Domyślna_20_czcionka_20_akapitu"><text:span text:style-name="T12"><text:line-break/>Do realizacji monitorów wykorzystujemy bibliotekę ”monitor.h” doktora Kruka.<text:line-break/></text:span></text:span><text:span text:style-name="Domyślna_20_czcionka_20_akapitu"><text:span text:style-name="T4">Tworzymy własną klasę dziedziczącą po klasie Monitor z biblioteki i dodajemy jej funkcjonalność niezbędną w naszym zadaniu czyli 4 dodatkowe zmienne warunkowe, naszą uproszczoną kolejkę z poprzedniego ćwiczenia oraz metody realizujące działanie procesów z zadania.<text:line-break/>Podobnie do klasy Condition dodajemy metodę empty() zwracającą wartość boolowską zapytania if(waitingCount);</text:span></text:span></text:p>
      <text:p text:style-name="P2"/>
      <text:p text:style-name="Normalny"><text:span text:style-name="Domyślna_20_czcionka_20_akapitu"><text:span text:style-name="T3">Zmienne warunkowe:</text:span></text:span></text:p>
      <text:p text:style-name="Normalny"><text:span text:style-name="Domyślna_20_czcionka_20_akapitu"><text:span text:style-name="T5">condProdEven - zmienna warunkowa, wait() gdy nie będą spełnione warunki wykonania </text:span></text:span><text:span text:style-name="Domyślna_20_czcionka_20_akapitu"><text:span text:style-name="T3">producenta parzystego</text:span></text:span><text:span text:style-name="Domyślna_20_czcionka_20_akapitu"><text:span text:style-name="T5">, signal() gdy inny proces wykryje zajście tych warunków</text:span></text:span></text:p>
      <text:p text:style-name="Normalny"><text:span text:style-name="Domyślna_20_czcionka_20_akapitu"><text:span text:style-name="T5">condProdOdd - zmienna warunkowa, wait() gdy nie będą spełnione warunki wykonania </text:span></text:span><text:span text:style-name="Domyślna_20_czcionka_20_akapitu"><text:span text:style-name="T3">producenta nieparzystego</text:span></text:span><text:span text:style-name="Domyślna_20_czcionka_20_akapitu"><text:span text:style-name="T5">, signal() gdy inny proces wykryje zajście tych warunków</text:span></text:span></text:p>
      <text:p text:style-name="Normalny"><text:span text:style-name="Domyślna_20_czcionka_20_akapitu"><text:span text:style-name="T5">condConsEven - zmienna warunkowa, wait() gdy nie będą spełnione warunki wykonania </text:span></text:span><text:span text:style-name="Domyślna_20_czcionka_20_akapitu"><text:span text:style-name="T3">konsumenta parzystego</text:span></text:span><text:span text:style-name="Domyślna_20_czcionka_20_akapitu"><text:span text:style-name="T5">, signal() gdy inny proces wykryje zajście tych warunków</text:span></text:span></text:p>
      <text:p text:style-name="Normalny"><text:soft-page-break/><text:span text:style-name="Domyślna_20_czcionka_20_akapitu"><text:span text:style-name="T5">condConsOdd - zmienna warunkowa, wait() gdy nie będą spełnione warunki wykonania </text:span></text:span><text:span text:style-name="Domyślna_20_czcionka_20_akapitu"><text:span text:style-name="T3">konsumenta nieparzystego</text:span></text:span><text:span text:style-name="Domyślna_20_czcionka_20_akapitu"><text:span text:style-name="T5">, signal() gdy inny proces wykryje zajście tych warunków</text:span></text:span></text:p>
      <text:p text:style-name="P3"/>
      <text:p text:style-name="Normalny"><text:span text:style-name="Domyślna_20_czcionka_20_akapitu"><text:span text:style-name="T2">Procesy:<text:line-break/></text:span></text:span><text:span text:style-name="Domyślna_20_czcionka_20_akapitu"><text:span text:style-name="T5">Procesy wykonują się w wątkach z nieskończoną pętlą uruchamiającą odpowiednie metody monitora.</text:span></text:span><text:span text:style-name="Domyślna_20_czcionka_20_akapitu"><text:span text:style-name="T2"><text:line-break/></text:span></text:span><text:span text:style-name="Domyślna_20_czcionka_20_akapitu"><text:span text:style-name="T5">Nowe metody monitora najpierw stosują metodę Monitor::enter() aby zająć sekcję krytyczną, następnie sprawdzają warunki wykonania odpowiadającego im procesu i jeśli nie są spełnione wykonują Monitor::wait() na odpowiedniej zmiennej warunkowej. W innym wypadku wykonują swoje zadanie i sprawdzają metodą Condition::empty(), w określonej kolejności, czy nie ma oczekujących procesów innych typów. Jeżeli istnieją takowe to sprawdzane są ich warunki wykonania. Jeżeli będą one spełnione to wykonują Monitor::signal() na odpowiedniej zmiennej warunkowej, zwalniają sekcję krytyczną Monitor::leave() i przerywają swoje działanie.<text:line-break/>Sekcja krytyczna jest też zwalniana w przypadku gdy nie uda się obudzić żadnego innego procesu.</text:span></text:span></text:p>
      <text:p text:style-name="P3"/>
      <text:p text:style-name="Normalny"><text:span text:style-name="Domyślna_20_czcionka_20_akapitu"><text:span text:style-name="T2">Testowanie:</text:span></text:span><text:span text:style-name="T21"><text:line-break/></text:span><text:span text:style-name="Domyślna_20_czcionka_20_akapitu"><text:span text:style-name="T5">Testowanie wykonujemy wewnątrz programu wypisując informacje o typie uruchamianych procesów oraz aktualnej zawartości bufora w metodach monitora. Mutex monitora zapewnia nam wtedy również synchronizację strumienia wyjścia między naszymi procesami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ny" style:family="paragraph">
      <style:paragraph-properties fo:hyphenation-ladder-count="no-limit"/>
      <style:text-properties fo:hyphenate="false"/>
    </style:style>
    <style:style style:name="Akapit_20_z_20_listą" style:display-name="Akapit z listą" style:family="paragraph" style:parent-style-name="Normalny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Filip Przybysz</meta:initial-creator>
    <meta:creation-date>2019-03-30T19:48:00Z</meta:creation-date>
    <dc:date>2019-04-15T09:15:55.954719336</dc:date>
    <meta:editing-cycles>12</meta:editing-cycles>
    <meta:editing-duration>PT3H15M21S</meta:editing-duration>
    <meta:document-statistic meta:table-count="0" meta:image-count="0" meta:object-count="0" meta:page-count="2" meta:paragraph-count="10" meta:word-count="400" meta:character-count="3051" meta:non-whitespace-character-count="2661"/>
    <meta:template xlink:type="simple" xlink:actuate="onRequest" xlink:title="" xlink:href="Normal.dotm"/>
  </office:meta>
</office:document-meta>
</file>